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2">
      <style:text-properties style:font-name="Arial"/>
    </style:style>
    <style:style style:name="P4" style:family="paragraph" style:parent-style-name="Standard" style:list-style-name="L3">
      <style:text-properties style:font-name="Arial"/>
    </style:style>
    <style:style style:name="P5" style:family="paragraph" style:parent-style-name="Standard" style:list-style-name="L2"/>
    <style:style style:name="P6" style:family="paragraph" style:parent-style-name="Standard" style:list-style-name="L3"/>
    <style:style style:name="P7" style:family="paragraph" style:parent-style-name="Standard" style:list-style-name="L4"/>
    <style:style style:name="T1" style:family="text">
      <style:text-properties fo:font-weight="bold"/>
    </style:style>
    <style:style style:name="T2" style:family="text">
      <style:text-properties style:font-name="Arial"/>
    </style:style>
    <style:style style:name="T3" style:family="text">
      <style:text-properties style:font-name="Arial" fo:font-weight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istema de controle para uma companhia área</text:span>: Sistema para controlar e criar rotas de voo de cidades brasileiras. O sistema faz o controle geral de uma companhia aérea. Controle este que vai desde o gerenciamento de aeronaves e rotas de voo, até o gerenciamento de funcionários e venda de passagens online. Entre as principais funções do sistema estão: </text:p>
      <text:list xml:id="list1405468547" text:style-name="L1">
        <text:list-item>
          <text:p text:style-name="P2">CRUD para as aeronaves;</text:p>
        </text:list-item>
        <text:list-item>
          <text:p text:style-name="P2">Criar e gerar rotas com horários e escalas para as aeronaves cadastradas;</text:p>
        </text:list-item>
        <text:list-item>
          <text:p text:style-name="P2">Gerenciar a parte da manutenção das aeronaves;</text:p>
        </text:list-item>
        <text:list-item>
          <text:p text:style-name="P2">CRUD para os funcionários;</text:p>
        </text:list-item>
        <text:list-item>
          <text:p text:style-name="P2">Gerenciar os funcionários cadastrados e alocá-los em linhas de voos (piloto, aeromoças e outros);</text:p>
        </text:list-item>
        <text:list-item>
          <text:p text:style-name="P2">Venda de passagens online para clientes;</text:p>
        </text:list-item>
        <text:list-item>
          <text:p text:style-name="P2">Outras funcionalidades que serão pensadas futuramente.</text:p>
        </text:list-item>
      </text:list>
      <text:p text:style-name="P1"/>
      <text:p text:style-name="P1"/>
      <text:p text:style-name="Standard"><text:span text:style-name="T3">Poquêr Online</text:span><text:span text:style-name="T2">: Criação de um sistema para o jogo de poquêr online. A aplicação terá tanto a parte de usuários, mesas e campeonatos de poquêr quanto o desenvolvimento do jogo em si. Assim, entre as funcionalidades que o sistema terá estão:</text:span></text:p>
      <text:list xml:id="list1706201859" text:style-name="L2">
        <text:list-item>
          <text:list>
            <text:list-item>
              <text:p text:style-name="P5"><text:span text:style-name="T2">CRUD para os jogadores de poquêr;</text:span></text:p>
            </text:list-item>
            <text:list-item>
              <text:p text:style-name="P5"><text:span text:style-name="T2">CRUD para funcionários que manterão o sistema realizando a criação de campeonatos;</text:span></text:p>
            </text:list-item>
            <text:list-item>
              <text:p text:style-name="P5"><text:span text:style-name="T2">CRUD para a criação de mesas de poquêr e campeonatos;</text:span></text:p>
            </text:list-item>
            <text:list-item>
              <text:p text:style-name="P5"><text:span text:style-name="T2">Criação do jogo baseando-se em suas regras;</text:span></text:p>
            </text:list-item>
            <text:list-item>
              <text:p text:style-name="P3">Outras funcionalidades que serão pensadas futuramente.</text:p>
            </text:list-item>
          </text:list>
        </text:list-item>
      </text:list>
      <text:p text:style-name="P1">Vale lembrar que o processamento da aplicação estará basicamente no jogo. Poquêr é um jogo relativamente complexo, então processamento não faltará.</text:p>
      <text:p text:style-name="Standard"><text:span text:style-name="T2"/></text:p>
      <text:p text:style-name="Standard"><text:span text:style-name="T2"/></text:p>
      <text:p text:style-name="Standard"><text:span text:style-name="T3">Jogo de Guerra estilo Tribal Wars</text:span><text:span text:style-name="T2">: Jogo online no estilo de jogos online como Tribal Wars. A ideia é criar um jogo semelhante ao Tribal Wars, porém voltado para guerras modernas. A ideia não é original e as funcionalidades serão baseadas naquelas que existem nesse tipo de jogo, porém para o escopo desse trabalho acreditamos que isso pode ser aplicado. Além disso, nesse projeto teremos tanto a parte de CRUD para cadastro de usuários e contas, quanto a parte de processamento de dados que será o jogo em si.</text:span></text:p>
      <text:p text:style-name="Standard"><text:span text:style-name="T2"/></text:p>
      <text:p text:style-name="Standard"><text:span text:style-name="T2"/></text:p>
      <text:p text:style-name="Standard"><text:span text:style-name="T3">Sistema de gerenciamento de Bocas De Fumo</text:span><text:span text:style-name="T2">: Projeto de gerenciamento de bocas de fumo. Nesse projeto teríamos uma parte do cliente onde o mesmo pode fazer pedidos online e teríamos outra parte que seria o gerenciamento da boca de fumo. Entre as funcionalidades estariam:</text:span></text:p>
      <text:list xml:id="list460378694" text:style-name="L3">
        <text:list-item>
          <text:list>
            <text:list-item>
              <text:p text:style-name="P6"><text:span text:style-name="T2">Controle de estoque da boca;</text:span></text:p>
            </text:list-item>
            <text:list-item>
              <text:p text:style-name="P6"><text:span text:style-name="T2">CRUD de clientes e de fornecedores;</text:span></text:p>
            </text:list-item>
            <text:list-item>
              <text:p text:style-name="P6"><text:span text:style-name="T2">CRUD de pontos de distribuição;</text:span></text:p>
            </text:list-item>
            <text:list-item>
              <text:p text:style-name="P6"><text:span text:style-name="T2">CRUD de policiais que recebem propina;</text:span></text:p>
            </text:list-item>
            <text:list-item>
              <text:p text:style-name="P6"><text:span text:style-name="T2">Geração de relatórios com os pontos de distribuição mostrando as ocorrências policiais nesses pontos. Isso será útil ao ponto de realizar a comparação com a área de atuação dos policiais que recebem propina e também para diminuir a distribuição de drogas nestes pontos;</text:span></text:p>
            </text:list-item>
            <text:list-item>
              <text:p text:style-name="P6"><text:span text:style-name="T2">Lista negra de usuários inadimplentes;</text:span></text:p>
            </text:list-item>
            <text:list-item>
              <text:p text:style-name="P6"><text:span text:style-name="T2">Geração de gráficos relacionais que envolvem, vendas, localidade, cargas </text:span><text:soft-page-break/><text:span text:style-name="T2">perdidas e outros;</text:span></text:p>
            </text:list-item>
            <text:list-item>
              <text:p text:style-name="P4"><text:span text:style-name="T2">Outras funcionalidades que serão pensadas futuramente.</text:span></text:p>
            </text:list-item>
          </text:list>
        </text:list-item>
      </text:list>
      <text:p text:style-name="Standard"><text:span text:style-name="T2"/></text:p>
      <text:p text:style-name="Standard"><text:span text:style-name="T3"/></text:p>
      <text:p text:style-name="Standard"><text:span text:style-name="T3">Sistema de Festas da UFSC</text:span><text:span text:style-name="T2">: Sistema para usuários acompanharem as festas da UFSC que seriam lançadas por organizações, que nesse caso em geral são os centros acadêmicos. Entre as funcionalidades estão:</text:span></text:p>
      <text:list xml:id="list1744776978" text:style-name="L4">
        <text:list-item>
          <text:list>
            <text:list-item>
              <text:p text:style-name="P7"><text:span text:style-name="T2">CRUD para organizadores de festas e para usuários;</text:span></text:p>
            </text:list-item>
            <text:list-item>
              <text:p text:style-name="P7"><text:span text:style-name="T2">Criação de eventos e festas por parte dos administradores;</text:span></text:p>
            </text:list-item>
            <text:list-item>
              <text:p text:style-name="P7"><text:span text:style-name="T2">Compra de ingressos para as festas criadas;</text:span></text:p>
            </text:list-item>
            <text:list-item>
              <text:p text:style-name="P7"><text:span text:style-name="T2">Um série de ferramentas para as festas criadas, onde os usuários podem ver quais pessoas vão em determinadas festas, podem se comunicar através de um fórum, postar fotos do evento e outros;</text:span></text:p>
            </text:list-item>
            <text:list-item>
              <text:p text:style-name="P7"><text:span text:style-name="T2">Outras funcionalidades que serão pensadas futuramente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1-08-18T00:11:25</meta:creation-date>
    <dc:date>2011-08-18T00:52:27</dc:date>
    <dc:creator>Lucas Pereira</dc:creator>
    <meta:editing-duration>PT00H41M05S</meta:editing-duration>
    <meta:editing-cycles>5</meta:editing-cycles>
    <meta:generator>OpenOffice.org/3.2$Linux OpenOffice.org_project/320m12$Build-9483</meta:generator>
    <meta:document-statistic meta:table-count="0" meta:image-count="0" meta:object-count="0" meta:page-count="2" meta:paragraph-count="31" meta:word-count="553" meta:character-count="3342"/>
  </office:meta>
</office:document-meta>
</file>